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4000000AD0C469F7F.png" manifest:media-type=""/>
  <manifest:file-entry manifest:full-path="Pictures/100000000000020A0000015DC2408690.png" manifest:media-type=""/>
  <manifest:file-entry manifest:full-path="Pictures/1000000000000203000001742376D055.png" manifest:media-type=""/>
  <manifest:file-entry manifest:full-path="Pictures/1000000000000145000000BAA69DFCDB.png" manifest:media-type=""/>
  <manifest:file-entry manifest:full-path="Pictures/100000000000014C000000E5F744B069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d4f9e"/>
    </style:style>
    <style:style style:name="T1" style:family="text">
      <style:text-properties officeooo:rsid="001d4f9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.-</text:span></text:p>
      <text:p text:style-name="P1"><draw:frame draw:style-name="fr1" draw:name="graphics1" text:anchor-type="paragraph" svg:x="0.69cm" svg:y="0.295cm" svg:width="7.444cm" svg:height="5.135cm" draw:z-index="0"><draw:image xlink:href="Pictures/100000000000014C000000E5F744B069.png" xlink:type="simple" xlink:show="embed" xlink:actuate="onLoad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2.-</text:span></text:p>
      <text:p text:style-name="P1"><draw:frame draw:style-name="fr1" draw:name="graphics2" text:anchor-type="paragraph" svg:x="0.912cm" svg:y="0.132cm" svg:width="6.787cm" svg:height="4.904cm" draw:z-index="1"><draw:image xlink:href="Pictures/1000000000000203000001742376D055.png" xlink:type="simple" xlink:show="embed" xlink:actuate="onLoad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3.-</text:span></text:p>
      <text:p text:style-name="P1"><draw:frame draw:style-name="fr1" draw:name="graphics3" text:anchor-type="paragraph" svg:x="0.277cm" svg:y="0.152cm" svg:width="8.544cm" svg:height="5.713cm" draw:z-index="2"><draw:image xlink:href="Pictures/100000000000020A0000015DC2408690.png" xlink:type="simple" xlink:show="embed" xlink:actuate="onLoad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4.-</text:span></text:p>
      <text:p text:style-name="P1"><draw:frame draw:style-name="fr1" draw:name="graphics4" text:anchor-type="paragraph" svg:x="1.046cm" svg:y="0.397cm" svg:width="8.599cm" svg:height="4.921cm" draw:z-index="3"><draw:image xlink:href="Pictures/1000000000000145000000BAA69DFCDB.png" xlink:type="simple" xlink:show="embed" xlink:actuate="onLoad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">5.-</text:span></text:p>
      <text:p text:style-name="P1"><draw:frame draw:style-name="fr2" draw:name="graphics5" text:anchor-type="paragraph" svg:width="16.616cm" svg:height="4.577cm" draw:z-index="4"><draw:image xlink:href="Pictures/1000000000000274000000AD0C469F7F.png" xlink:type="simple" xlink:show="embed" xlink:actuate="onLoad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U2F </meta:initial-creator>
    <meta:creation-date>2016-10-17T19:02:11</meta:creation-date>
    <meta:generator>LibreOffice/3.6$Linux_X86_64 LibreOffice_project/360m1$Build-2</meta:generator>
    <dc:date>2016-10-17T19:27:38</dc:date>
    <dc:creator>ALU2F </dc:creator>
    <meta:editing-duration>P0D</meta:editing-duration>
    <meta:editing-cycles>1</meta:editing-cycles>
    <meta:document-statistic meta:table-count="0" meta:image-count="5" meta:object-count="0" meta:page-count="2" meta:paragraph-count="5" meta:word-count="5" meta:character-count="15" meta:non-whitespace-character-count="15"/>
  </office:meta>
</office:document-meta>
</file>